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0.05pt solid #000000"/>
    </style:style>
    <style:style style:name="Table2" style:family="table">
      <style:table-properties style:width="14cm" table:align="margins"/>
    </style:style>
    <style:style style:name="Table2.A" style:family="table-column">
      <style:table-column-properties style:column-width="14cm" style:rel-column-width="65535*"/>
    </style:style>
    <style:style style:name="Table2.A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style:font-name="Liberation Serif" fo:font-size="12pt" officeooo:rsid="0022ddef" officeooo:paragraph-rsid="002c9074" style:font-size-asian="12pt" style:font-size-complex="12pt"/>
    </style:style>
    <style:style style:name="P4" style:family="paragraph" style:parent-style-name="sub_20_judul">
      <style:text-properties style:font-name="Liberation Serif" fo:font-size="12pt" fo:font-weight="bold" officeooo:rsid="00210bb4" style:font-size-asian="12pt" style:font-weight-asian="bold" style:font-name-complex="Times New Roman1" style:font-size-complex="12pt" style:font-weight-complex="bold"/>
    </style:style>
    <style:style style:name="P5" style:family="paragraph" style:parent-style-name="sub_20_judul">
      <style:text-properties style:font-name="Liberation Serif" fo:font-size="12pt" style:font-size-asian="12pt" style:font-size-complex="12pt"/>
    </style:style>
    <style:style style:name="P6" style:family="paragraph" style:parent-style-name="sub_20_judul_20_A.1">
      <style:text-properties style:font-name="Liberation Serif" fo:font-size="12pt" officeooo:rsid="00210bb4" officeooo:paragraph-rsid="00210bb4" style:font-size-asian="12pt" style:font-size-complex="12pt"/>
    </style:style>
    <style:style style:name="P7" style:family="paragraph" style:parent-style-name="sub_20_judul_20_A.1">
      <style:text-properties style:font-name="Liberation Serif" fo:font-size="12pt" officeooo:rsid="0022ddef" officeooo:paragraph-rsid="0022ddef" style:font-size-asian="12pt" style:font-size-complex="12pt"/>
    </style:style>
    <style:style style:name="P8" style:family="paragraph" style:parent-style-name="sub_20_judul_20_A.1">
      <style:text-properties style:font-name="Liberation Serif" fo:font-size="12pt" officeooo:rsid="0022ddef" officeooo:paragraph-rsid="00258408" style:font-size-asian="12pt" style:font-size-complex="12pt"/>
    </style:style>
    <style:style style:name="P9" style:family="paragraph" style:parent-style-name="sub_20_judul_20_A.1">
      <style:paragraph-properties fo:margin-left="0cm" fo:margin-right="0cm" fo:text-indent="0cm" style:auto-text-indent="false"/>
      <style:text-properties style:font-name="Liberation Serif" fo:font-size="12pt" officeooo:rsid="002393ec" officeooo:paragraph-rsid="0037c641" style:font-size-asian="12pt" style:font-size-complex="12pt"/>
    </style:style>
    <style:style style:name="P10" style:family="paragraph" style:parent-style-name="sub_20_judul_20_A.1">
      <style:paragraph-properties fo:margin-left="0cm" fo:margin-right="0cm" fo:text-indent="0cm" style:auto-text-indent="false"/>
      <style:text-properties style:font-name="Liberation Serif" fo:font-size="12pt" officeooo:rsid="002393ec" officeooo:paragraph-rsid="002393ec" style:font-size-asian="12pt" style:font-size-complex="12pt"/>
    </style:style>
    <style:style style:name="P11" style:family="paragraph" style:parent-style-name="sub_20_judul_20_A.1">
      <style:paragraph-properties fo:margin-left="0cm" fo:margin-right="0cm" fo:text-indent="0cm" style:auto-text-indent="false"/>
      <style:text-properties style:font-name="Liberation Serif" fo:font-size="12pt" officeooo:rsid="005e4468" officeooo:paragraph-rsid="005e4468" style:font-size-asian="12pt" style:font-size-complex="12pt"/>
    </style:style>
    <style:style style:name="P12" style:family="paragraph" style:parent-style-name="sub_20_judul_20_A.1_20_isi">
      <style:text-properties style:font-name="Liberation Serif" fo:font-size="12pt" style:font-size-asian="12pt" style:font-size-complex="12pt"/>
    </style:style>
    <style:style style:name="P13" style:family="paragraph" style:parent-style-name="sub_20_judul_20_A.1_20_isi">
      <style:text-properties style:font-name="Liberation Serif" fo:font-size="12pt" officeooo:paragraph-rsid="0027f5e7" style:font-size-asian="12pt" style:font-size-complex="12pt"/>
    </style:style>
    <style:style style:name="P14" style:family="paragraph" style:parent-style-name="sub_20_judul_20_A.1_20_isi">
      <style:text-properties style:font-name="Liberation Serif" fo:font-size="12pt" officeooo:paragraph-rsid="00277eb3" style:font-size-asian="12pt" style:font-size-complex="12pt"/>
    </style:style>
    <style:style style:name="P15" style:family="paragraph" style:parent-style-name="sub_20_judul_20_A.1_20_isi">
      <style:text-properties style:font-name="Liberation Serif" fo:font-size="12pt" officeooo:paragraph-rsid="002c9074" style:font-size-asian="12pt" style:font-size-complex="12pt"/>
    </style:style>
    <style:style style:name="P16" style:family="paragraph" style:parent-style-name="sub_20_judul_20_A.1_20_isi">
      <style:text-properties style:font-name="Liberation Serif" fo:font-size="12pt" officeooo:rsid="0022ddef" officeooo:paragraph-rsid="002c9074" style:font-size-asian="12pt" style:font-size-complex="12pt"/>
    </style:style>
    <style:style style:name="P17" style:family="paragraph" style:parent-style-name="sub_20_judul_20_A.1_20_isi">
      <style:text-properties style:font-name="Liberation Serif" fo:font-size="12pt" fo:font-weight="normal" style:font-size-asian="12pt" style:font-weight-asian="normal" style:font-size-complex="12pt" style:font-weight-complex="normal"/>
    </style:style>
    <style:style style:name="P18" style:family="paragraph" style:parent-style-name="sub_20_judul_20_A.1_20_isi">
      <style:text-properties officeooo:paragraph-rsid="00693cfe"/>
    </style:style>
    <style:style style:name="P19" style:family="paragraph" style:parent-style-name="sub_20_judul_20_isi">
      <style:text-properties style:font-name="Liberation Serif" fo:font-size="12pt" style:font-size-asian="12pt" style:font-size-complex="12pt"/>
    </style:style>
    <style:style style:name="P20" style:family="paragraph" style:parent-style-name="sub_20_judul_20_isi">
      <style:paragraph-properties fo:line-height="150%"/>
      <style:text-properties style:font-name="Liberation Serif" fo:font-size="12pt" style:font-size-asian="12pt" style:font-size-complex="12pt"/>
    </style:style>
    <style:style style:name="P21" style:family="paragraph" style:parent-style-name="sub_20_judul_20_isi">
      <style:text-properties style:font-name="Liberation Serif" fo:font-size="12pt" officeooo:paragraph-rsid="006681a0" style:font-size-asian="12pt" style:font-size-complex="12pt"/>
    </style:style>
    <style:style style:name="P22"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20608e" style:font-size-asian="12pt" style:font-weight-asian="bold" style:font-name-complex="Times New Roman1" style:font-size-complex="12pt" style:font-weight-complex="bold"/>
    </style:style>
    <style:style style:name="P23"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20608e" style:font-size-asian="12pt" style:font-weight-asian="bold" style:font-name-complex="Times New Roman1" style:font-size-complex="12pt" style:font-weight-complex="bold"/>
    </style:style>
    <style:style style:name="P24" style:family="paragraph" style:parent-style-name="sub_20_judul_20_isi" style:list-style-name="L2">
      <style:text-properties style:font-name="Liberation Serif" fo:font-size="12pt" style:font-size-asian="12pt" style:font-size-complex="12pt"/>
    </style:style>
    <style:style style:name="P25" style:family="paragraph" style:parent-style-name="sub_20_judul_20_isi" style:list-style-name="L3">
      <style:text-properties style:font-name="Liberation Serif" fo:font-size="12pt" style:font-size-asian="12pt" style:font-size-complex="12pt"/>
    </style:style>
    <style:style style:name="P26" style:family="paragraph" style:parent-style-name="sub_20_judul_20_isi" style:list-style-name="L4">
      <style:text-properties style:font-name="Liberation Serif" fo:font-size="12pt" style:font-size-asian="12pt" style:font-size-complex="12pt"/>
    </style:style>
    <style:style style:name="P27" style:family="paragraph" style:parent-style-name="penelitian_20_sebelum_20_nya" style:list-style-name="L1"/>
    <style:style style:name="P28" style:family="paragraph" style:parent-style-name="penelitian_20_sebelum_20_nya" style:list-style-name="L1">
      <style:text-properties fo:font-style="normal" style:font-style-asian="normal" style:font-style-complex="normal"/>
    </style:style>
    <style:style style:name="P29" style:family="paragraph">
      <loext:graphic-properties draw:fill-color="#ffffff"/>
    </style:style>
    <style:style style:name="T1" style:family="text">
      <style:text-properties fo:color="#000000" style:font-name="Liberation Serif" fo:font-size="12pt" fo:language="id" fo:country="ID" fo:font-style="normal" fo:font-weight="normal"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2" style:family="text">
      <style:text-properties fo:color="#000000" style:font-name="Liberation Serif" fo:font-size="12pt" fo:language="id" fo:country="ID" fo:font-style="normal" fo:font-weight="normal" officeooo:rsid="003d74f6"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3" style:family="text">
      <style:text-properties fo:color="#000000" style:font-name="Liberation Serif" fo:font-size="12pt" fo:language="id" fo:country="ID" fo:font-style="normal" fo:font-weight="normal" style:font-size-asian="12pt" style:font-style-asian="normal" style:font-weight-asian="normal" style:font-name-complex="Times New Roman1" style:font-size-complex="12pt" style:font-style-complex="normal" style:font-weight-complex="normal"/>
    </style:style>
    <style:style style:name="T4"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1" style:font-size-complex="12pt" style:font-style-complex="normal" style:font-weight-complex="normal"/>
    </style:style>
    <style:style style:name="T5"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T6" style:family="text">
      <style:text-properties fo:color="#000000" fo:language="id" fo:country="ID" fo:background-color="#ffffff" loext:char-shading-value="0" style:font-name-asian="Times New Roman1" style:language-asian="id" style:country-asian="ID" style:font-name-complex="Times New Roman1"/>
    </style:style>
    <style:style style:name="T7" style:family="text">
      <style:text-properties fo:color="#000000" fo:language="id" fo:country="ID" style:font-name-asian="Times New Roman1" style:language-asian="id" style:country-asian="ID" style:font-name-complex="Times New Roman1"/>
    </style:style>
    <style:style style:name="T8" style:family="text">
      <style:text-properties fo:color="#000000" fo:language="id" fo:country="ID" fo:font-weight="normal" style:font-name-asian="Times New Roman1" style:language-asian="id" style:country-asian="ID" style:font-weight-asian="normal" style:font-name-complex="Times New Roman1" style:font-weight-complex="normal"/>
    </style:style>
    <style:style style:name="T9" style:family="text">
      <style:text-properties fo:color="#000000" fo:language="id" fo:country="ID" fo:font-weight="normal" officeooo:rsid="003d74f6" style:font-name-asian="Times New Roman1" style:language-asian="id" style:country-asian="ID" style:font-weight-asian="normal" style:font-name-complex="Times New Roman1" style:font-weight-complex="normal"/>
    </style:style>
    <style:style style:name="T10" style:family="text">
      <style:text-properties officeooo:rsid="0022ddef"/>
    </style:style>
    <style:style style:name="T11" style:family="text">
      <style:text-properties officeooo:rsid="00251249"/>
    </style:style>
    <style:style style:name="T12" style:family="text">
      <style:text-properties officeooo:rsid="00258408"/>
    </style:style>
    <style:style style:name="T13" style:family="text">
      <style:text-properties fo:font-weight="bold"/>
    </style:style>
    <style:style style:name="T14" style:family="text">
      <style:text-properties fo:font-weight="bold" style:font-weight-asian="bold"/>
    </style:style>
    <style:style style:name="T15" style:family="text">
      <style:text-properties fo:font-weight="bold" style:font-weight-asian="bold" style:font-name-complex="Times New Roman1" style:font-weight-complex="bold"/>
    </style:style>
    <style:style style:name="T16" style:family="text">
      <style:text-properties fo:font-weight="bold" officeooo:rsid="00210bb4" style:font-weight-asian="bold" style:font-name-complex="Times New Roman1" style:font-weight-complex="bold"/>
    </style:style>
    <style:style style:name="T17" style:family="text">
      <style:text-properties fo:font-style="italic"/>
    </style:style>
    <style:style style:name="T18" style:family="text">
      <style:text-properties fo:font-weight="normal" style:font-weight-asian="normal" style:font-weight-complex="normal"/>
    </style:style>
    <style:style style:name="T19" style:family="text">
      <style:text-properties officeooo:rsid="005ae2a8"/>
    </style:style>
    <style:style style:name="T20" style:family="text">
      <style:text-properties style:font-name="Liberation Serif" fo:font-size="12pt" fo:language="id" fo:country="ID" fo:font-style="normal" fo:font-weight="normal" style:font-name-asian="Times New Roman1" style:font-size-asian="12pt" style:language-asian="id" style:country-asian="ID" style:font-style-asian="normal" style:font-weight-asian="normal" style:font-name-complex="Times New Roman1" style:font-size-complex="12pt" style:font-style-complex="normal" style:font-weight-complex="normal"/>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officeooo:rsid="0064f17f" style:font-size-asian="12pt" style:font-size-complex="12pt"/>
    </style:style>
    <style:style style:name="T23" style:family="text">
      <style:text-properties style:font-name="Liberation Serif" fo:font-size="12pt" fo:font-style="normal" style:font-size-asian="12pt" style:font-style-asian="normal" style:font-size-complex="12pt" style:font-style-complex="normal"/>
    </style:style>
    <style:style style:name="T24" style:family="text">
      <style:text-properties style:font-name="Liberation Serif" fo:font-size="12pt" fo:font-weight="normal" style:font-size-asian="12pt" style:font-weight-asian="normal" style:font-size-complex="12pt" style:font-weight-complex="normal"/>
    </style:style>
    <style:style style:name="T25" style:family="text">
      <style:text-properties style:font-name="Liberation Serif" fo:font-size="12pt" fo:font-weight="normal" officeooo:rsid="00693cfe" style:font-size-asian="12pt" style:font-weight-asian="normal" style:font-size-complex="12pt" style:font-weight-complex="normal"/>
    </style:style>
    <style:style style:name="T26" style:family="text">
      <style:text-properties officeooo:rsid="006501f0"/>
    </style:style>
    <style:style style:name="T27" style:family="text">
      <style:text-properties officeooo:rsid="00680f6b"/>
    </style:style>
    <style:style style:name="T28" style:family="text">
      <style:text-properties officeooo:rsid="00693cf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0.903cm" fo:min-width="1.66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BAB II</text:h>
      <text:h text:style-name="P23" text:outline-level="1">DESKRIPSI TEORITIK DAN KERANGKA BERPIKIR</text:h>
      <text:p text:style-name="P4"/>
      <text:p text:style-name="P5"><text:span text:style-name="T16">A. </text:span><text:span text:style-name="T15">Deskripsi Teoritik </text:span></text:p>
      <text:p text:style-name="P6">A.1 GNU</text:p>
      <text:p text:style-name="P12"><text:span text:style-name="T13"><text:tab/></text:span><text:span text:style-name="T18">GNU adalah suatu sistem operasi komputer yang sepenuhnya terdiri dari perangkat-perangkat lunak bebas. Namanya merupakan akronim berulang untuk GNU's Not UNIX (GNU bukanlah UNIX); nama itu dipilih karena rancangannya mirip Unix, tetapi berbeda dari UNIX, GNU tidak mengandung kode-kode UNIX.Pengembangan GNU dimulakan oleh Richard Stallman dan merupakan fokus asli Free Software Foundation (FSF).</text:span></text:p>
      <text:p text:style-name="P17"><text:tab/>GNU dikembangkan oleh Proyek GNU, dan program-program yang dirilis di bawah bantuan proyek bernama <text:span text:style-name="T17">paket-paket GNU</text:span> atau <text:span text:style-name="T17">program-program GNU</text:span>. Komponen-komponen dasar sistem ini terdiri dari GNU Compiler Collection (GCC), GNU Binary Utilities (binutils), shell bash, GNU C library (glibc), dan GNU Core Utilities (coreutils).</text:p>
      <text:p text:style-name="P17"><text:tab/>GNU selalu dikembangkan. Kendati hampir semua komponen telah lama dirampungkan dan telah digunakan untuk proses produksi selama satu dasawarsa atau lebih, kernel resminya, GNU Hurd,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X.Org yang dirilis oleh X Window System dan sistem typesetting TeX. Banyak program GNU juga telah diportasi ke beberapa sistem operasi lain, misalnya Microsoft Windows, varian BSD, Sun Solaris, dan Mac OS.</text:p>
      <text:p text:style-name="P17"><text:tab/>Lisensi Publik Umum GNU (GPL), LGPL, dan Lisensi Dokumentasi Bebas GNU (GFDL) ditulis untuk GNU, tetapi juga dipakai oleh banyak proyek yang tidak bersangkutan.</text:p>
      <text:p text:style-name="P18"><text:soft-page-break/><text:span text:style-name="T25"><text:tab/>Menurut (</text:span>Richard Stallman:<text:span text:style-name="T28">2016) </text:span><text:span text:style-name="T24">Standar Pengkodean GNU ditulis oleh Richard Stallman dan Proyek GNU lainnya sukarelawan. Tujuannya adalah untuk membuat sistem GNU bersih, konsisten, dan mudah dipasang. Dokumen ini juga dapat dibaca sebagai panduan untuk menulis program portabel, kuat dan andal. Ini berfokus pada program yang ditulis dalam C, tetapi banyak aturan dan prinsip yang berguna bahkan jika Anda menulis dalam bahasa pemrograman lain. Aturan sering menyatakan alasan untuk menulis dalam cara tertentu. Jika Anda tidak mendapatkan file ini langsung dari proyek GNU dan baru-baru ini, silakan periksa untuk versi yang lebih baru. Anda bisa mendapatkan Standar Pengkodean GNU dari server web GNU di berbagai format, termasuk sumber Texinfo, PDF, HTML, DVI, teks biasa, dan lebih lanjut, di: </text:span><text:a xlink:type="simple" xlink:href="http://www.gnu.org/prep/standards/" text:style-name="Internet_20_link" text:visited-style-name="Visited_20_Internet_20_Link"><text:span text:style-name="T24">http://www.gnu.org/prep/standards/</text:span></text:a><text:span text:style-name="T24">. Jika Anda mempertahankan paket GNU resmi, selain dokumen ini, silakan baca dan ikuti informasi pengelola GNU (lihat Bagian “Isi” dalam Informasi untuk Pemelihara Perangkat Lunak GNU). Jika Anda ingin menerima diff untuk setiap perubahan pada dokumen GNU ini, bergabunglah dengan pengiriman daftar gnustandards-commit@gnu.org, melalui antarmuka web di http://lists.gnu.org/mailman / listinfo / gnustandards-commit. Arsip juga tersedia di sana. Silakan kirim koreksi atau saran untuk dokumen ini ke bug-standards@gnu.org. Jika Anda membuat saran, harap sertakan kata kerja baru yang disarankan untuk itu, untuk membantu kami mempertimbangkan saran secara efisien. Kami lebih memilih konteks diff ke sumber Texinfo, tetapi jika itu sulit untuk Anda, Anda dapat membuat konteks diff untuk beberapa versi lain dari dokumen ini, atau mengusulkannya dengan cara apa pun yang membuatnya jelas. Sumber repositori untuk dokumen ini dapat ditemukan di </text:span><text:a xlink:type="simple" xlink:href="http://savannah.gnu.org/projects/gnustandards" text:style-name="Internet_20_link" text:visited-style-name="Visited_20_Internet_20_Link"><text:span text:style-name="T24">http://savannah.gnu.org/projects/gnustandards</text:span></text:a><text:span text:style-name="T24">. Standar-standar ini mencakup minimum dari apa yang penting ketika menulis paket GNU. Kemungkinan, kebutuhan akan standar tambahan akan muncul. Terkadang, Anda mungkin menyarankan itu standar tersebut ditambahkan ke dokumen ini. Jika menurut Anda standar Anda akan secara umum berguna, silakan sarankan mereka. Anda juga harus menetapkan standar untuk paket Anda pada banyak pertanyaan yang tidak ditangani atau tidak dengan tegas ditentukan di sini. Hal yang </text:span><text:soft-page-break/><text:span text:style-name="T24">paling penting adalah konsisten dengan diri sendiri — cobalah untuk tetap melakukannya konvensi yang Anda pilih, dan cobalah untuk mendokumentasikannya sebanyak mungkin. Dengan begitu, program Anda akan lebih bisa dipelihara oleh orang lain. Program GNU Hello berfungsi sebagai contoh bagaimana mengikuti standar pengkodean GNU untuk program sepele. </text:span><text:a xlink:type="simple" xlink:href="http://www.gnu.org/software/hello/hello.html" text:style-name="Internet_20_link" text:visited-style-name="Visited_20_Internet_20_Link"><text:span text:style-name="T24">http://www.gnu.org/software/hello/hello.html</text:span></text:a><text:span text:style-name="T24">. Rilis Standar Pengkodean GNU ini terakhir diperbaharui 25 Juli 2016.</text:span></text:p>
      <text:p text:style-name="P17"/>
      <text:p text:style-name="P6">A.2 Linux</text:p>
      <text:p text:style-name="P13"><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Linux" berasal dari nama kernelnya (kernel Linux), yang diperkenalkan tahun 1991 oleh Linus Torvalds. Sistemnya, peralatan sistem dan pustakanya umumnya berasal dari <text:s/>sistem operasi GNU, yang diumumkan tahun 1983 oleh Richard Stallman. Kontribusi GNU adalah dasar dari munculnya nama alternatif GNU/Linux.</text:p>
      <text:p text:style-name="P12"><text:span text:style-name="T6"><text:tab/>Menurut (Winarno, dkk, 2014) </text:span>bahwa Linux adalah nama sistem operasi komputer bertipe unix dengan kode sumber terbuka sehingga dapat dimodifikasi, digunakan, dan didistribusikan kembali secara bebas oleh siapa saja.</text:p>
      <text:p text:style-name="sub_20_judul_20_A.1_20_isi"><text:span text:style-name="T27"><text:tab/>Menurut (Nabil LITAYEM, dkk, 2011) </text:span>Linux tertanam menjadi lebih dan lebih penting. Di tahun 2007 bagian mereka sekitar 47% dari total pasar tertanam. Itu studi yang sama mengantisipasi bahwa pasar tempat tertanam Linux akan menjadi 70% pada tahun 2012. Fakta-fakta ini dapat dibenarkan oleh sumber daya ketersediaan yang tumbuh di perangkat keras tertanam modern, kematangan kernel Linux yang sebenarnya dan aplikasi dan kebutuhan pengurangan biaya. Sebenarnya, ada banyak yang terbuka implementasi sumber ekstensi real-time untuk Linux kernel, tetapi kita harus mencatat bahwa berbagai industri yang ada <text:soft-page-break/>solusi didasarkan pada ekstensi tersebut dengan tambahan nilai kualitas dukungan. Varian Linux real-time sebenarnya berhasil digunakan dalam berbagai aplikasi [5]. Karena meningkatkan popularitas Linux di bidang embedded system, banyak upaya yang dihabiskan dan diusulkan untuk mengubah Linux kernel menjadi solusi real-time. Karya-karya ini menghasilkan beberapa implementasi Linux real-time. Sebenarnya di sana adalah banyak penerapan ekstensi waktu nyata untuk Linux kernel extension. Mereka dapat diklasifikasikan menjadi dua kategori sesuai dengan pendekatan yang digunakan untuk meningkatkan mereka kinerja real-time dari kernel Linux. Pendekatan pertama terdiri dari memodifikasi perilaku kernel untuk memperbaiki real-nya karakteristik waktu. Pendekatan kedua terdiri dari menggunakan kernel real-time kecil untuk menangani tugas-tugas real-time dan apa yang bisa jalankan kernel Linux sebagai tugas prioritas rendah. Sebenarnya, banyak penelitian dan upaya industri dilakukan untuk meningkatkan kemampuan real-time dari berbagai real-time Linux rasa <text:s/>untuk perspektif dan aplikasi yang berbeda domain. Karya-karya ini dapat diklasifikasikan dalam dua kategori. Itu yang pertama adalah tentang penjadwalan algoritma dan manajemen pewaktu. Kategori kedua adalah tentang domain aplikasi seperti Sistem simulasi Hardware-in-the-Loop, berdasarkan model rekayasa dan simulasi waktu nyata. Di Tabel I, kita menyajikan beberapa penelitian banyak sumber terbuka yang tersedia Implementasi Linux.</text:p>
      <text:p text:style-name="P14"><text:tab/>Perbedaan Sistem Operasi Linux dan Sistem Operasi Lainnya.Perbedaan utama antara Linux dan sistem operasi populer lainnya terletak 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copyleft harus juga merupakan copyleft. Lisensi perangkat lunak bebas yang paling umum, GNU GPL, adalah sebuah bentuk copyleft, dan digunakan oleh kernel Linux dan komponen-komponen dari proyek GNU. Proyek-proyek perangkat lunak bebas, <text:soft-page-break/>walaupun dikembangkan dalam bentuk kolaborasi, sering dirilis secara 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4"><text:tab/>Hak cipta dan Merek Dagang Linux kernel dan sebagian besar perangkat lunak GNU menggunakan GNU General Public License(GPL) sebagai basis lisensinya. GPL mengharuskan siapapun yang <text:s/>mendistribusikan kernel linux harus membuat kode sumber (dan semua modifikasi atas itu) tersedia bagi pengguna dengan kriteria yang sama. Tahun 1997, Linus <text:s/>Torvald menyatakan, “Menjadikan Linux berbasis GPL sungguh merupakan hal terbaik yang pernah saya lakukan. Komponen penting lain dalam sistem Linux diijinkan menggunakan lisensi selain dari GPL; banyak pustaka menggunakan GNU Lesser General Public License(LGPL), varian GPL yang lebih moderat, dan sistem X Window System menggunakan MIT License.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Inggris: Digital rights management). Penelitian yang dilakukan pada tahun 2001 terhadap Red <text:soft-page-break/>Hat Linux 7.1 menemukan bahwa distro perangkat lunak tersebut terdiri atas 30 juta baris kode. Dengan menggunakan algoritma model biaya konstruktif (Inggris:Constructive Cost Model),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C++, Assembly, Perl, Python, Fortran, dan berbagai bahasa skrip lain. Lebih dari separuh dari seluruh kode dilisensikan di bawah naungan GPL. Kernel linux itu sendiri terdiri atas 2,4 juta baris kode, atau sekitar 8% dari total keseluruhan.</text:p>
      <text:p text:style-name="P12"><text:tab/>Penelitian lainnya menghasilkan analisis yang sama terhadap distro Debian GNU/Linux versi 4.0. Distro tersebut terdiri atas lebih dari 283 juta baris kode, dan penelitian tersebut memperkirakan biaya pengembangan yang dibutuhkan sebesar 5,4 miliar euro jika dikembangkan sebagai perangkat lunak tertutup.</text:p>
      <text:p text:style-name="P12"/>
      <text:p text:style-name="P6">A.3 Remaster</text:p>
      <text:p text:style-name="P12"><text:tab/>Remastering merupakan salah satu cara untuk membuat OS, dalam pelaksanaanya dibutuhkan software khusus salah satunya adalah Remastersys. Remastersys sendiri merupakan software remastering yang dapat digunakan pada Debian dan Ubuntu. Remastersys dapat dimanfaatkan untuk Mebuat system back-up termasuk personal data pada CD/DVD atau membuat copy yang dapat disebarkan(tidak trerdapat data pribadi).</text:p>
      <text:p text:style-name="P12"><text:tab/>Yono A.K.A. Putra Linuz Blora (2011:21) Tool yang digunakan untuk membackup data bahkan memungkinkan untuk cloning dari system <text:soft-page-break/>operasi dan seluruh aplikasi yang terinstall di komputer kita. Selain itu juga digunakan untuk remaster distro linux<text:span text:style-name="T7">.</text:span></text:p>
      <text:p text:style-name="P13"><text:span text:style-name="T7"><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Virus Biologis pada bidan medis dan penggunaan istilah Virus Komputer pada industri software. </text:p>
      <text:p text:style-name="P13"><text:tab/>Hasil dari iso file dapat langsung diinstal pada komputer yang mendukung ubuntu atau debian , hal seperti graphics card atau hardware lain dapat diinstal secara otomatis, namun software seperti nvidia atau amd (proprietary) sehingga tidak terdapat pada Live system, dapat diinstal secara sendiri setelah instalation selesai.</text:p>
      <text:p text:style-name="P13"/>
      <text:p text:style-name="P6">A.4 <text:span text:style-name="T10">UCK</text:span></text:p>
      <text:p text:style-name="sub_20_judul_20_A.1_20_isi"><text:span text:style-name="T21"><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21"> </text:span></text:a><text:span text:style-name="T21">secara default telah disertakan dalam distribusi Ubunt</text:span><text:span text:style-name="T22">u</text:span><text:span text:style-name="T21">. Untuk dapat dikatakan sebagai sebuah remaster, perubahan yang kita lakukan tidaklah harus sesuatu yang besar atau mendasar. Perubahan yang paling kecil dan sederhana sekalipun, sepanjang sebuah distribusi telah berubah dari aslinya, maka itu sudah dapat dikatakan sebagai remaster.</text:span></text:p>
      <text:p text:style-name="sub_20_judul_20_A.1_20_isi"><text:tab/><text:span text:style-name="T7">Wahyu Agung (2010:12) </text:span>UCK merupakan kumpulan script yang dibuat untuk memodifikasi ISO image Ubuntu dan turunan nya, secara mudah UCK bisa disebut juga sebagai otomatisasi dari tools-tools (squash,mkisofs,dkk) remaster yang biasanya digunakan untuk memodifikasi Ubuntu image secara manual.</text:p>
      <text:p text:style-name="sub_20_judul_20_A.1_20_isi"><text:soft-page-break/><text:tab/>Nabil LITAYEM <text:span text:style-name="T26">(2011) </text:span>Ada banyak solusi remastering dari berbagai distribusi Linux. DVD live / installable kami didasarkan pada Ubuntu karena OS ini telah mendapatkan tempat yang berkembang di berbagai area aplikasi. Solusi remastering yang paling dikenal adalah seperti Remastersys, Kit Kustomisasi Ubuntu, Rekonstruktor, Pembangun, ulc-livecd-editor dan Cakram Remastering Utility.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sub_20_judul_20_A.1_20_isi"/>
      <text:p text:style-name="P7">A.5 Xubuntu</text:p>
      <text:p text:style-name="sub_20_judul_20_A.1_20_isi">Ubuntu dibangun di atas fondasi Linux, yang merupakan anggota dari Unix keluarga. Unix adalah salah satu jenis sistem operasi tertua, dan bersama-sama dengan Linux telah memberikan keandalan dan keamanan 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12"><text:span text:style-name="T18"><text:tab/>Xubuntu</text:span> adalah sebuah distribusi Linux dan varian resmi yang berbasiskan Ubuntu yang menggunakan lingkungan desktop Xfce. Xubuntu ditujukan untuk pengguna yang menggunakan komputer dengan kinerja rendah atau mereka yang mencari lingkungan meja yang lebih efisien pada komputer dengan kinerja tinggi. Sebagai official derivative Ubuntu yang menggunakan desktop environment Xfce, Xubuntu dirancang sebagai ?paket hemat? dari Ubuntu. Xubuntu ditujukan bagi pengguna yang memiliki spesifikasi hardware komputer yang lebih rendah, atau yang menginginkan kecepatan dan efisiensi lebih dengan spesifikasi hardware yang setara. Hal ini dimungkinkan karena desktop environment Xfce yang digunakan Xubuntu hanya merangkum aplikasi-<text:soft-page-break/>aplikasi primer dari GNOME dan menyisihkan sebagian fungsi dan aplikasi yang kurang diperlukan atau yang memberatkan sistem.</text:p>
      <text:p text:style-name="P12">Contoh cara penghematan daya komputasi yang dilakukan Xubuntu adalah dengan mengganti aplikasi pengolah kata OpenOffice.org writer dengan Abiword yang lebih ringan, atau meniadakan aplikasi spreadsheet standar OpenOffice Calc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2"/>
      <text:p text:style-name="P8">A.6 <text:span text:style-name="T11">Desktop Environment</text:span></text:p>
      <text:p text:style-name="P12"><text:tab/>Pada komputer, sebuah <text:span text:style-name="T13">lingkungan desktop</text:span> (bahasa Inggris: <text:span text:style-name="T17">desktop environment</text:span> (DE)) umumnya merujuk ke gaya grafis antarmuka pengguna (GUI=<text:span text:style-name="T17">Graphical User Interface</text:span>) yang mememperlihatkan kiasan desktop di layar komputer modern. Lingkungan desktop adalah alternatif yang paling populer sebagai pengganti antarmuka baris perintah (<text:span text:style-name="T17">command line interface</text:span>) (CLI) yang saat ini umumnya digunakan terbatas oleh para pakar komputer. </text:p>
      <text:p text:style-name="P12">Sebuah lingkungan desktop biasanya terdiri dari ikon, sistem jendela (<text:span text:style-name="T17">window</text:span>), bilah alat (<text:span text:style-name="T17">toolbar</text:span>), map (<text:span text:style-name="T17">folder</text:span>), latar belakang (wallpaper), dan gawit layartama (<text:span text:style-name="T17">desktop widgets</text:span>). </text:p>
      <text:p text:style-name="P3"/>
      <text:p text:style-name="P7">A.7 <text:s/><text:span text:style-name="T12">Xfce</text:span></text:p>
      <text:p text:style-name="P15"><text:span text:style-name="T14">Xfce</text:span> merupakan perangkat lunak bebas desktop untuk Unix dan platform mirip Unix lainnya, seperti Linux, Solaris dan BSD. Tujuannya: cepat, ringan, menarik secara visual dan mudah digunakan. Versi saat ini, 4.4, bersifat modular dan dapat digunakan lagi.</text:p>
      <text:p text:style-name="P15"><text:tab/>Wahyu Agung (2010:22) XFCE merupakan lingkungan desktop yang juga dikembangkan dengan pustaka GTK, pustaka yang sama digunakan untuk mengembangkan GNOME, XFECE di klaim lebih ringan <text:soft-page-break/>dari GNOME dan XFCE, Xubuntu merupakan versi ubuntu yang menggunakan Xfce sebagai default lingkungan desktopnya.</text:p>
      <text:p text:style-name="P15"><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5"><text:tab/>Xfce berbasis perangkat bantu GTK+ 2 (sama seperti GNOME). Ia menggunakan window manager Xfwm, yang dijelaskan di bawah ini. Konfigurasinya sepenuhnya digerakkan melalui tetikus (mouse), dan file-file konfigurasi disembunyikan dari pengguna biasa.</text:p>
      <text:p text:style-name="P15"><text:tab/>Xfce mula-mula mirip dengan CDE yang komersial, tetapi dengan pengembangan setiap versi barunya menjadi semakin berbeda. <text:span text:style-name="T10">Olivier Fourdan memulai proyek ini pada tahun 1996. Nama "Xfce" awalnya singkatan dari "XForms Common Environment" (lingkungan desktop umum berbasis perangkat bantu Xform), tetapi kini Xfce telah ditulis ulang dua kali dan tidak lagi menggunakan perangkat bantu tersebut. Namanya tetap dipakai, namun tidak lagi dengan huruf kapital "XFCE", tetapi sebagai "Xfce". Para pengembangnya menyatakan bahwa nama tersebut bukanlah singkatan.</text:span></text:p>
      <text:p text:style-name="P16"/>
      <text:p text:style-name="P9">B. Penelitian Sebelumnya</text:p>
      <text:p text:style-name="P21"><text:tab/>Mengidentifikasi metode yang pernah dilakukan atau pun penelitian yang mengembangkan penelitian sebelumnya, mengetahui orang lain yang memiliki spesialisasi serta penelitian sebelumnya. Beberapa literature review tersebut antara lain :</text:p>
      <text:list xml:id="list3281881075" text:style-name="L1">
        <text:list-item>
          <text:list>
            <text:list-item>
              <text:p text:style-name="P27"><text:span text:style-name="T1">Penelitian Yang Dilakukan Oleh Tommi Albert Surbakti</text:span><text:span text:style-name="T3"> Dari </text:span><text:a xlink:type="simple" xlink:href="http://elib.unikom.ac.id/gdl.php?mod=browse&amp;node=0" text:style-name="Internet_20_link" text:visited-style-name="Visited_20_Internet_20_Link"><text:span text:style-name="T5">S1-Final Project</text:span></text:a><text:span text:style-name="T3"> <text:s/></text:span><text:span text:style-name="T4">Unikom Bandung</text:span><text:span text:style-name="T1"> </text:span><text:span text:style-name="T3">Yang Berjudul “</text:span><text:span text:style-name="T1">remastering Sistem Operasi Berbasis Linux”. Linux Mulai Banyak Digunakan Oleh Masyarakat Baik Oleh Pengembang Perangkat Lunak (developer) Ataupun </text:span><text:soft-page-break/><text:span text:style-name="T1">Pengguna Biasa. Kebutuhan Akan Sistem Operasi Linux Yang Mudah Untuk Digunakan Dan Memiliki Antarmuka Yang User Friendly Mendorong Banyak Orang Melakukan Remastering Linux, Remastering Adalah Proses Mengubah Linux Dari Versi Linux Yang Sudah Ada, Baik Menambah Maupun Menguran</text:span><text:span text:style-name="T20">gi Aplikasi. </text:span></text:p>
            </text:list-item>
            <text:list-item>
              <text:p text:style-name="P28"><text:span text:style-name="T8">Penelitian Yang Dilakukan </text:span><text:span text:style-name="T9">Oleh Rahmat Purwoko, Rancang Bangun Distro Linux Server Monitoring pada Sistem Monitoring photovoltaic. Photovoltaic merupakan salah satu Renewable Energy yang mulai diteliti pemanfaatannya. Sistem monitoring untuk photovoltaic di Universitas Indonesia secara realtime sudah diteliti sebelumnya. System tersebut dibuat dengan platform system operasi komersial dan system komunikasi yang digunakan adalah system serial (RS232). Agar monitoring dapat diakses dari jaringan baik local maupun internet, maka perlu dibuat aplikasi sistem monitoring yang berbasis web. Rancang bangun Distro Linux server monitoring ini dimaksudkan untuk mempermudah monitoring pada photovoltaic. Aplikasi monitoring berbasis web yang dirancang menggunakan software-software Open Source serta dikemas dalam suatu distro Linux server. Dengan lisensi GPL (GNU Public License), diharapkan distro ini dapat digunakan pada instalasi sisem photovoltaic tanpa harus mengunakan banyak biaya.</text:span></text:p>
            </text:list-item>
            <text:list-item>
              <text:p text:style-name="P27"><text:span text:style-name="T2">Yudhistira, Ferico (2016) </text:span><text:span text:style-name="Emphasis"><text:span text:style-name="T2">Remaster Distro Linux Ubuntu 10.04 Lts Menggunakan Remastersys.</text:span></text:span><text:span text:style-name="T2"> Other Thesis, University of Muhammadiyah Malang. Linux mulai banyak digunakan oleh masyarakat baik oleh pengembang perangkat lunak (developer) ataupun pengguna biasa. Kebutuhan akan sistem operasi linux yang mudah untuk digunakan dan memiliki antarmuka yang user friendly 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software bebas atau gratis. Pada umumnya sistem operasi yang baru dipasang pada komputer belum bisa memenuhi kebutuhan penggunanya, seandainya bisa tentu </text:span><text:soft-page-break/><text:span text:style-name="T2">memerlukan proses atau usaha misalkan menginstall aplikasi-aplikasi yang diperlukan, begitu juga dengan ubuntu. Tahapan-tahapan remastering secara umum dibagi menjadi empat bagian, yaitu : download source code, instalasi sistem operasi, proses modifikasi (remastering) dan mengubah hasil remastering menjadi file ISO sehingga bisa di install. Dengan adanya distro hasil remastering ini, penulis berharap semakin banyak pengguna yang menggunakan Linux sehingga dapat menghindari pembajakan software.</text:span></text:p>
            </text:list-item>
            <text:list-item>
              <text:p text:style-name="P27"><text:span text:style-name="T2">Hapsari, Faradillah (2012) </text:span><text:span text:style-name="Emphasis"><text:span text:style-name="T2">RANCANG BANGUN DISTRO LINUX UNTUK PENDIDIKAN ANAK-ANAK USIA DINI (4-5 TAHUN) (Studi Kasus di TK ABA IV Lawang).</text:span></text:span><text:span text:style-name="T2"> Other thesis, University of Muhammadiyah Malang. </text:span><text:span text:style-name="T23">Linux Distro adalah proyek yang bertujuan untuk mengelola koleksi perangkat lunak berbasis linux dan memfasilitasi instalasi dari sistem operasi Linux. Linux adalah sebuah opensource, sehingga akan lebih mudah dikembangkan sesuai kebutuhan pengembang mereka. Salah satu metode pengembangan Linux Distro yang sering digunakan adalah metode Remaster. Remaster tidak membuat Linux Distro dari nol, tetapi membongkar dan mengubah sistem file disediakan oleh master penginstal yang ada dalam file ISO. Linux installer master yang akan dikuasai ulang adalah host linux distro, sehingga kernel menyediakan distro linux dari remaster juga sesuai versi Kernel yang dibuat di distro linux host-nya. Pada tugas akhir ini dibuat sistem operasi Linux berbasis distro Linux versi Ubuntu 10.10 sebagai distro linux host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Fase pertama untuk mengubah paket, pustaka, alat, dan aplikasi yang dibutuhkan. Selanjutnya, proses remaster kedua yang bertujuan mengubah tampilan sistem operasi sesuai dengan anak-anak. Dengan dua fase remaster, akan menciptakan distro linux yang menarik, sederhana, mudah, dan edukatif.</text:span></text:p>
            </text:list-item>
            <text:list-item>
              <text:p text:style-name="P27"><text:soft-page-break/>Laru Saji Asmara, Pembuatan Distro Linux Linarta (linux Surakarta) Sebagai Upaya Peningkatan Ketertarikan Masyarakat Surakarta Pada Sistem Operasi Linux <text:span text:style-name="T19">Dari Tugas Akhir Universitas Muhammadiyah Surakarta. Penelitian ini dilakukan dengan tahapan tahapan seperti pemilihan distro linux, pengumpulan peralatan pendukung, pengumpulan konten kota surakarta, proses remastering, pembuatan file .iso, pengujian file .iso yang baru pada pc/laptop, analisa file .iso , dan pembagian CD linarta dan kuisioner pada responden. <text:s/>Selain itu dilakukan juga editing terhadap tampilan background standard, tampilan usplash, tampilan booting, dan backround pada progress bar atau loading screen. Tahapan tersebut harus terpenuhi sebagai syarat terbentuknya distro baru sesuai keinginan kita.</text:span></text:p>
            </text:list-item>
          </text:list>
        </text:list-item>
      </text:list>
      <text:p text:style-name="penelitian_20_sebelum_20_nya"/>
      <text:p text:style-name="penelitian_20_sebelum_20_nya"/>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10">C. Kerangka Berpikir</text:p>
      <table:table table:name="Table1" table:style-name="Table1">
        <table:table-column table:style-name="Table1.A"/>
        <table:table-row>
          <table:table-cell table:style-name="Table1.A1" office:value-type="string">
            <text:p text:style-name="P19">Permasalahan :</text:p>
            <text:list xml:id="list2272380443" text:style-name="L2">
              <text:list-item>
                <text:p text:style-name="P24">Banyak mahasiswa yang belum mengenal sistem operasi atau program yang berbasis open source.</text:p>
              </text:list-item>
              <text:list-item>
                <text:p text:style-name="P24"><draw:custom-shape text:anchor-type="paragraph" draw:z-index="0" draw:name="Shape1" draw:style-name="gr1" draw:text-style-name="P29" svg:width="1.9cm" svg:height="1.805cm" draw:transform="rotate (-1.57498511699968) translate (8.02745833333333cm 1.165930555555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Masih banya mahasiswa yang kesulitan untuk menginstall program di sistem operasi berbasis open source</text:p>
              </text:list-item>
            </text:list>
          </table:table-cell>
        </table:table-row>
      </table:table>
      <text:p text:style-name="P10"/>
      <table:table table:name="Table2" table:style-name="Table2">
        <table:table-column table:style-name="Table2.A"/>
        <table:table-row>
          <table:table-cell table:style-name="Table2.A1" office:value-type="string">
            <text:p text:style-name="P19">Teori :</text:p>
            <text:list xml:id="list2343372824" text:style-name="L3">
              <text:list-item>
                <text:p text:style-name="P25">Linux adalah sistem operasi berbasis open source yang di atas nya juga membawa program yang berbasis open source yang dapat dimangfaatkan mahasiswa untuk membantu kebutuhan di dunia komputer.</text:p>
              </text:list-item>
              <text:list-item>
                <text:p text:style-name="P25"><draw:custom-shape text:anchor-type="paragraph" draw:z-index="1" draw:name="Shape1" draw:style-name="gr1" draw:text-style-name="P29" svg:width="1.9cm" svg:height="1.805cm" draw:transform="rotate (-1.57498511699968) translate (7.97983333333333cm 1.96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Remaster adalah sebuah teknik untuk melakukan modifikasi pada sistem operasi berbasis linux. Modifikasi dapat dilakukan untuk melakukan perubahan program standar yang ada di dalam sistem operasi.</text:p>
              </text:list-item>
            </text:list>
          </table:table-cell>
        </table:table-row>
      </table:table>
      <text:p text:style-name="P11"/>
      <table:table table:name="Table3" table:style-name="Table3">
        <table:table-column table:style-name="Table3.A"/>
        <table:table-row>
          <table:table-cell table:style-name="Table3.A1" office:value-type="string">
            <text:p text:style-name="P19">Solusi :</text:p>
            <text:list xml:id="list2790979654" text:style-name="L4">
              <text:list-item>
                <text:p text:style-name="P26">Mahasiswa dapat memanfaatkan sistem operasi berbasis linux untuk kebutuhan mahasiswa.</text:p>
              </text:list-item>
              <text:list-item>
                <text:p text:style-name="P26">Dengan teknik remaster sistem berbasis linux dapat di modifikasi sesuai dengan sistem yang dibutuhkan. Serta di sesuaikan program-program yang terinstall didalam nya agar lebih mudah dalam penggunaan nya.</text:p>
              </text:list-item>
            </text:list>
          </table:table-cell>
        </table:table-row>
      </table:table>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parent-style-name="Preformatted_20_Text" style:master-page-name="">
      <style:paragraph-properties fo:line-height="150%" fo:text-align="justify" style:justify-single-word="false" style:page-number="auto">
        <style:drop-cap/>
      </style:paragraph-properties>
      <style:text-properties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rame_20_contents" style:display-name="Frame contents" style:family="paragraph" style:parent-style-name="Standard" style:default-outline-level="" style:class="extra"/>
    <style:style style:name="sub_20_judul_20_A.1_20_ISI" style:display-name="sub judul A.1 ISI" style:family="paragraph" style:parent-style-name="List"/>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ListLabel_20_63" style:display-name="ListLabel 63" style:family="text">
      <style:text-properties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7" style:display-name="ListLabel 47" style:family="tex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font-name-complex="Times New Roman1" style:font-family-complex="'Times New Roman'" style:font-family-generic-complex="system" style:font-pitch-complex="variable"/>
    </style:style>
    <style:style style:name="ListLabel_20_48" style:display-name="ListLabel 48" style:family="text">
      <style:text-properties style:font-name="Times New Roman" fo:font-family="'Times New Roman'" style:font-family-generic="roman" style:font-pitch="variable" fo:font-size="12.5pt" fo:font-weight="bold" style:font-size-asian="12.5pt" style:font-weight-asian="bold"/>
    </style:style>
    <style:style style:name="ListLabel_20_66" style:display-name="ListLabel 6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ListLabel_20_49" style:display-name="ListLabel 49"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0" style:display-name="ListLabel 5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1" style:display-name="ListLabel 51"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2" style:display-name="ListLabel 52"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53" style:display-name="ListLabel 53"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color="#000000" style:font-name="Times New Roman" fo:font-family="'Times New Roman'" style:font-family-generic="roman" style:font-pitch="variable" fo:font-size="12pt" style:text-underline-style="none" style:font-size-asian="12pt" style:font-name-complex="Times New Roman1" style:font-family-complex="'Times New Roman'" style:font-family-generic-complex="system" style:font-pitch-complex="variable" style:font-size-complex="12pt"/>
    </style:style>
    <style:style style:name="ListLabel_20_54" style:display-name="ListLabel 5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Wingdings" style:font-family-complex="Wingdings" style:font-family-generic-complex="system" style:font-pitch-complex="variable"/>
    </style:style>
    <style:style style:name="ListLabel_20_57" style:display-name="ListLabel 57" style:family="text">
      <style:text-properties style:font-name-complex="Symbol" style:font-family-complex="Symbol"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Wingdings" style:font-family-complex="Wingdings" style:font-family-generic-complex="system" style:font-pitch-complex="variable"/>
    </style:style>
    <style:style style:name="ListLabel_20_60" style:display-name="ListLabel 60" style:family="text">
      <style:text-properties style:font-name-complex="Symbol" style:font-family-complex="Symbol"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3"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7" style:num-suffix="." style:num-format="a" style:num-letter-sync="true">
        <style:list-level-properties text:list-level-position-and-space-mode="label-alignment">
          <style:list-level-label-alignment text:label-followed-by="space" fo:text-indent="-0.635cm" fo:margin-left="2.392cm"/>
        </style:list-level-properties>
      </text:list-level-style-number>
      <text:list-level-style-number text:level="2" style:num-suffix="." style:num-format="1">
        <style:list-level-properties text:list-level-position-and-space-mode="label-alignment">
          <style:list-level-label-alignment text:label-followed-by="listtab" text:list-tab-stop-position="3.027cm" fo:text-indent="-0.635cm" fo:margin-left="3.027cm"/>
        </style:list-level-properties>
      </text:list-level-style-number>
      <text:list-level-style-number text:level="3" text:style-name="ListLabel_20_48" style:num-suffix="." style:num-format="1">
        <style:list-level-properties text:list-level-position-and-space-mode="label-alignment">
          <style:list-level-label-alignment text:label-followed-by="listtab" text:list-tab-stop-position="3.662cm" fo:text-indent="-0.635cm" fo:margin-left="3.662cm"/>
        </style:list-level-properties>
      </text:list-level-style-number>
      <text:list-level-style-number text:level="4" style:num-suffix="." style:num-format="1">
        <style:list-level-properties text:list-level-position-and-space-mode="label-alignment">
          <style:list-level-label-alignment text:label-followed-by="listtab" text:list-tab-stop-position="4.297cm" fo:text-indent="-0.635cm" fo:margin-left="4.297cm"/>
        </style:list-level-properties>
      </text:list-level-style-number>
      <text:list-level-style-number text:level="5" style:num-suffix="." style:num-format="1">
        <style:list-level-properties text:list-level-position-and-space-mode="label-alignment">
          <style:list-level-label-alignment text:label-followed-by="listtab" text:list-tab-stop-position="4.932cm" fo:text-indent="-0.635cm" fo:margin-left="4.932cm"/>
        </style:list-level-properties>
      </text:list-level-style-number>
      <text:list-level-style-number text:level="6" style:num-suffix="." style:num-format="1">
        <style:list-level-properties text:list-level-position-and-space-mode="label-alignment">
          <style:list-level-label-alignment text:label-followed-by="listtab" text:list-tab-stop-position="5.567cm" fo:text-indent="-0.635cm" fo:margin-left="5.567cm"/>
        </style:list-level-properties>
      </text:list-level-style-number>
      <text:list-level-style-number text:level="7" style:num-suffix="." style:num-format="1">
        <style:list-level-properties text:list-level-position-and-space-mode="label-alignment">
          <style:list-level-label-alignment text:label-followed-by="listtab" text:list-tab-stop-position="6.202cm" fo:text-indent="-0.635cm" fo:margin-left="6.202cm"/>
        </style:list-level-properties>
      </text:list-level-style-number>
      <text:list-level-style-number text:level="8" style:num-suffix="." style:num-format="1">
        <style:list-level-properties text:list-level-position-and-space-mode="label-alignment">
          <style:list-level-label-alignment text:label-followed-by="listtab" text:list-tab-stop-position="6.837cm" fo:text-indent="-0.635cm" fo:margin-left="6.837cm"/>
        </style:list-level-properties>
      </text:list-level-style-number>
      <text:list-level-style-number text:level="9" style:num-suffix="." style:num-format="1">
        <style:list-level-properties text:list-level-position-and-space-mode="label-alignment">
          <style:list-level-label-alignment text:label-followed-by="listtab" text:list-tab-stop-position="7.472cm" fo:text-indent="-0.635cm" fo:margin-left="7.4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66" style:num-suffix="." style:num-format="a" style:num-letter-sync="true">
        <style:list-level-properties text:list-level-position-and-space-mode="label-alignment">
          <style:list-level-label-alignment text:label-followed-by="listtab" fo:text-indent="-0.635cm" fo:margin-left="2.3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0" style:num-suffix="." style:num-format="1">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1"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3" style:num-suffix="." style:num-format="1">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4"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56"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style-name="ListLabel_20_57" style:num-suffix=""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58"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59"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style-name="ListLabel_20_60" style:num-suffix=""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62"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2" style:next-style-name="Right_20_Page">
      <style:header>
        <text:p text:style-name="Header"/>
      </style:header>
    </style:master-page>
    <style:master-page style:name="Right_20_Page" style:display-name="Right Page" style:page-layout-name="Mpm3" style:next-style-name="Left_20_Page">
      <style:header>
        <text:p text:style-name="Header"/>
      </style:header>
    </style:master-page>
    <style:master-page style:name="Envelope" style:page-layout-name="Mpm4">
      <style:header>
        <text:p text:style-name="Header"/>
      </style:header>
    </style:master-page>
    <style:master-page style:name="Index" style:page-layout-name="Mpm1">
      <style:header>
        <text:p text:style-name="Header"/>
      </style:header>
    </style:master-page>
    <style:master-page style:name="HTML" style:page-layout-name="Mpm5">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style:master-page style:name="Halaman_20_ISI" style:display-name="Halaman ISI" style:page-layout-name="Mpm8">
      <style:header>
        <text:p text:style-name="MP1"><text:page-number text:select-page="current">18</text:page-number></text:p>
      </style:header>
    </style:master-page>
    <style:master-page style:name="Halaman_20_BAB" style:display-name="Halaman BAB" style:page-layout-name="Mpm9" style:next-style-name="Halaman_20_ISI">
      <style:header>
        <text:p text:style-name="Header"/>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07:06:49.388306120</meta:creation-date>
    <dc:date>2018-05-24T13:07:52.353532596</dc:date>
    <meta:editing-duration>PT2H3M22S</meta:editing-duration>
    <meta:editing-cycles>31</meta:editing-cycles>
    <meta:generator>LibreOffice/6.0.3.2$Linux_X86_64 LibreOffice_project/00m0$Build-2</meta:generator>
    <meta:document-statistic meta:table-count="3" meta:image-count="0" meta:object-count="0" meta:page-count="14" meta:paragraph-count="57" meta:word-count="3383" meta:character-count="25320" meta:non-whitespace-character-count="21964"/>
  </office:meta>
</office:document-meta>
</file>